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office:automatic-styles>
  <office:body>
    <office:text>
      <text:p text:style-name="Title">Testing latency</text:p>
      <text:p text:style-name="Text_20_body">Important</text:p>
      <text:p text:style-name="Text_20_body">This tutorial was tested using previous versions. While it is not currently or officially supported in the latest nGraph Compiler stack , some configuration options may still work.</text:p>
      <text:p text:style-name="Text_20_body">Many open-source DL frameworks provide a layer where experts in data science can make use of optimizations contributed by machine learning engineers. Having a common API benefits both: it simplifies deployment and makes it easier for ML engineers working on advanced deep learning hardware to bring highly-optimized performance to a wide range of models, especially in inference.</text:p>
      <text:p text:style-name="Text_20_body">One DL framework with advancing efforts on graph optimizations is Apache MXNet*, where <text:a xlink:type="simple" xlink:href="https://cwiki.apache.org/confluence/display/MXNET/MXNet+nGraph+integration+using+subgraph+backend+interface" office:name=""><text:span text:style-name="Definition">Intel has contributed efforts showing</text:span></text:a> how to work with our nGraph Compiler stack as an <text:a xlink:type="simple" xlink:href="https://github.com/apache/incubator-mxnet/pull/12502" office:name=""><text:span text:style-name="Definition">experimental backend</text:span></text:a>. Our approach provides <text:span text:style-name="T1">more opportunities</text:span> to start working with different kinds of graph optimizations <text:span text:style-name="T1">than would be available to the MXNet framework alone</text:span>, for reasons outlined in our <text:a xlink:type="simple" xlink:href="http://ngraph.nervanasys.com/docs/latest/project/introduction.html" office:name=""><text:span text:style-name="Definition">introduction</text:span></text:a> documentation. Note that the MXNet bridge requires trained models only; it does not support distributed training.</text:p>
      <text:p text:style-name="Text_20_body"><text:span text:style-name="T2">Up to 45X faster compilation with nGraph backend</text:span></text:p>
      <text:h text:style-name="Heading_20_1" text:outline-level="1">Tutorial: Testing inference latency of ResNet-50-V2 with MXNet</text:h>
      <text:p text:style-name="First_20_paragraph">This tutorial supports compiling MXNet with nGraph's CPU backend.</text:p>
      <text:p text:style-name="Text_20_body">Begin by cloning MXNet from GitHub:</text:p>
      <text:p text:style-name="P1">git clone --recursive https://github.com/apache/incubator-mxnet</text:p>
      <text:p text:style-name="First_20_paragraph">To compile run:</text:p>
      <text:p text:style-name="P2">cd incubator-mxnet</text:p>
      <text:p text:style-name="P3">make -j USE_NGRAPH=1</text:p>
      <text:p text:style-name="First_20_paragraph">MXNet's build system will automatically download, configure, and build the nGraph library, then link it into <text:span text:style-name="Source_Text">libmxnet.so</text:span>. Once this is complete, we recommend building a python3 virtual environment for testing, and then install MXNet to the virtual environment:</text:p>
      <text:p text:style-name="P4">python3 -m venv .venv</text:p>
      <text:p text:style-name="P5">. .venv/bin/activate</text:p>
      <text:p text:style-name="P6">cd python</text:p>
      <text:p text:style-name="P7">pip install -e .</text:p>
      <text:p text:style-name="P8">cd ../</text:p>
      <text:p text:style-name="First_20_paragraph">Now we're ready to use nGraph to run any model on a CPU backend. Building MXNet with nGraph automatically enabled nGraph on your model scripts, and you shouldn't need to do anything special. If you run into trouble, you can disable nGraph by setting</text:p>
      <text:p text:style-name="P9">MXNET_SUBGRAPH_BACKEND=</text:p>
      <text:p text:style-name="First_20_paragraph">If you do see trouble, please report it and we'll address it as soon as possible.</text:p>
      <text:h text:style-name="Heading_20_1" text:outline-level="1">Running ResNet-50-V2 Inference</text:h>
      <text:p text:style-name="First_20_paragraph">To show a working example, we'll demonstrate how MXNet may be used to run ResNet-50 Inference. For ease, we'll consider the standard MXNet ResNet-50-V2 model from the <text:a xlink:type="simple" xlink:href="https://github.com/apache/incubator-mxnet/blob/master/python/mxnet/gluon/model_zoo/vision/resnet.py#L499" office:name=""><text:span text:style-name="Definition">gluon model zoo</text:span></text:a>, and we'll test with <text:span text:style-name="Source_Text">batch_size=1</text:span>. Note that the nGraph-MXNet bridge supports static graphs only (dynamic graphs are in the works); so for this example, we begin by converting the gluon model into a static graph. Also note that any model with a saved checkpoint can be considered a "static graph" in nGraph. For this example, we'll presume that the model is pre-trained.</text:p>
      <text:p text:style-name="Text_20_body">../../../../examples/subgraph_snippets/mxnet-gluon-example.py</text:p>
      <text:p text:style-name="Text_20_body">To load the model into nGraph, we simply bind the symbol into an Executor.</text:p>
      <text:p text:style-name="Text_20_body">../../../../examples/subgraph_snippets/mxnet-gluon-example.py</text:p>
      <text:p text:style-name="Text_20_body">At binding, the MXNet Subgraph API finds nGraph, determines how to partition the graph, and in the case of Resnet, sends the entire graph to nGraph for compilation. This produces a single call to an <text:a xlink:type="simple" xlink:href="https://github.com/dmlc/nnvm" office:name=""><text:span text:style-name="Definition">NNVM</text:span></text:a> <text:span text:style-name="Source_Text">NGraphSubgraphOp</text:span> embedded with the compiled model. At this point, we can test the model's performance.</text:p>
      <text:p text:style-name="Text_20_body">../../../../examples/subgraph_snippets/mxnet-gluon-example.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sting latency</dc:title>
  </office:meta>
</office:document-meta>
</file>